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83caff" fo:padding="0.097cm" fo:border="0.05pt solid #000000">
        <style:background-image/>
      </style:table-cell-properties>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47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83caff" fo:padding="0.097cm" fo:border="0.05pt solid #000000">
        <style:background-image/>
      </style:table-cell-properties>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358fa1"/>
    </style:style>
    <style:style style:name="P3" style:family="paragraph" style:parent-style-name="Text_20_body">
      <style:text-properties officeooo:paragraph-rsid="0037b581"/>
    </style:style>
    <style:style style:name="P4"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text-align="center" style:justify-single-word="false"/>
    </style:style>
    <style:style style:name="P7" style:family="paragraph" style:parent-style-name="Text_20_body">
      <style:text-properties fo:color="#2323dc" fo:font-weight="bold" style:font-weight-asian="bold" style:font-weight-complex="bold"/>
    </style:style>
    <style:style style:name="P8" style:family="paragraph" style:parent-style-name="Text_20_body">
      <style:paragraph-properties fo:text-align="center" style:justify-single-word="false"/>
      <style:text-properties fo:color="#2323dc" fo:font-weight="bold" style:font-weight-asian="bold" style:font-weight-complex="bold"/>
    </style:style>
    <style:style style:name="P9" style:family="paragraph" style:parent-style-name="Text_20_body">
      <style:text-properties fo:color="#2323dc" style:text-underline-style="none" fo:font-weight="bold" style:font-weight-asian="bold" style:font-weight-complex="bold"/>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P11" style:family="paragraph" style:parent-style-name="Text_20_body">
      <style:text-properties officeooo:paragraph-rsid="005238ea"/>
    </style:style>
    <style:style style:name="P12" style:family="paragraph" style:parent-style-name="Text_20_body">
      <style:text-properties officeooo:paragraph-rsid="0053fad8"/>
    </style:style>
    <style:style style:name="P13" style:family="paragraph" style:parent-style-name="Text_20_body">
      <style:text-properties officeooo:paragraph-rsid="00571b5d"/>
    </style:style>
    <style:style style:name="P14" style:family="paragraph" style:parent-style-name="Text_20_body">
      <style:paragraph-properties fo:text-align="center" style:justify-single-word="false" fo:break-before="page"/>
      <style:text-properties fo:font-weight="bold" style:font-weight-asian="bold" style:font-weight-complex="bold"/>
    </style:style>
    <style:style style:name="P15" style:family="paragraph" style:parent-style-name="Contents_20_Heading">
      <style:paragraph-properties fo:text-align="center" style:justify-single-word="false" fo:break-before="page"/>
    </style:style>
    <style:style style:name="P16" style:family="paragraph" style:parent-style-name="Standard">
      <style:paragraph-properties fo:text-align="center" style:justify-single-word="false"/>
      <style:text-properties style:font-name="DejaVu Sans Condensed" officeooo:rsid="001bad49" officeooo:paragraph-rsid="001bad49"/>
    </style:style>
    <style:style style:name="P17" style:family="paragraph" style:parent-style-name="Standard">
      <style:paragraph-properties fo:text-align="center" style:justify-single-word="false"/>
      <style:text-properties style:font-name="DejaVu Sans Condensed" fo:font-weight="bold" officeooo:rsid="0027413f" officeooo:paragraph-rsid="0024dada" style:font-weight-asian="bold" style:font-weight-complex="bold"/>
    </style:style>
    <style:style style:name="P18" style:family="paragraph" style:parent-style-name="Standard">
      <style:paragraph-properties fo:text-align="start" style:justify-single-word="false"/>
      <style:text-properties style:font-name="DejaVu Sans Condensed" officeooo:rsid="001d60d6" officeooo:paragraph-rsid="002a614c"/>
    </style:style>
    <style:style style:name="P19" style:family="paragraph" style:parent-style-name="Standard">
      <style:paragraph-properties fo:text-align="start" style:justify-single-word="false"/>
      <style:text-properties style:font-name="DejaVu Sans Condensed" fo:font-size="12pt" fo:font-weight="normal" officeooo:rsid="0028f344" officeooo:paragraph-rsid="0028f34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Condensed" fo:font-size="12pt" fo:font-weight="normal" officeooo:rsid="001d60d6" officeooo:paragraph-rsid="002a614c" style:font-size-asian="10.5pt" style:font-weight-asian="normal" style:font-size-complex="12pt" style:font-weight-complex="normal"/>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text-properties fo:font-style="normal" style:text-underline-style="solid" style:text-underline-width="auto" style:text-underline-color="font-color" fo:font-weight="normal" officeooo:rsid="000e014c" style:font-style-asian="normal" style:font-weight-asian="normal" style:font-style-complex="normal" style:font-weight-complex="normal"/>
    </style:style>
    <style:style style:name="P26" style:family="paragraph" style:parent-style-name="Text_20_body">
      <style:text-properties officeooo:rsid="000e014c"/>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officeooo:paragraph-rsid="0040deb9"/>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paragraph-properties fo:text-align="center" style:justify-single-word="false"/>
      <style:text-properties fo:font-weight="bold" officeooo:rsid="002782ac" style:font-weight-asian="bold" style:font-weight-complex="bold"/>
    </style:style>
    <style:style style:name="P33" style:family="paragraph" style:parent-style-name="Text_20_body">
      <style:paragraph-properties fo:text-align="center" style:justify-single-word="false"/>
      <style:text-properties fo:font-weight="bold" officeooo:rsid="00585c4d" officeooo:paragraph-rsid="00571b5d" style:font-weight-asian="bold" style:font-weight-complex="bold"/>
    </style:style>
    <style:style style:name="P34" style:family="paragraph" style:parent-style-name="Text_20_body">
      <style:paragraph-properties fo:text-align="justify" style:justify-single-word="false"/>
      <style:text-properties fo:font-weight="bold" officeooo:rsid="00326c6e" officeooo:paragraph-rsid="00571b5d" style:font-weight-asian="bold" style:font-weight-complex="bold"/>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style:text-underline-style="solid" style:text-underline-width="auto" style:text-underline-color="font-color" officeooo:rsid="001fae70"/>
    </style:style>
    <style:style style:name="P37" style:family="paragraph" style:parent-style-name="Text_20_body">
      <style:text-properties style:text-underline-style="solid" style:text-underline-width="auto" style:text-underline-color="font-color" officeooo:rsid="00158f1a" officeooo:paragraph-rsid="005238ea"/>
    </style:style>
    <style:style style:name="P38" style:family="paragraph" style:parent-style-name="Text_20_body">
      <style:text-properties style:text-underline-style="solid" style:text-underline-width="auto" style:text-underline-color="font-color" officeooo:rsid="0022f45f" officeooo:paragraph-rsid="005238ea"/>
    </style:style>
    <style:style style:name="P39" style:family="paragraph" style:parent-style-name="Text_20_body">
      <style:text-properties style:text-underline-style="solid" style:text-underline-width="auto" style:text-underline-color="font-color" officeooo:rsid="0022f45f" officeooo:paragraph-rsid="0053fad8"/>
    </style:style>
    <style:style style:name="P40" style:family="paragraph" style:parent-style-name="Text_20_body" style:list-style-name="L7"/>
    <style:style style:name="P41" style:family="paragraph" style:parent-style-name="Text_20_body">
      <style:text-properties officeooo:paragraph-rsid="006af496"/>
    </style:style>
    <style:style style:name="P42" style:family="paragraph" style:parent-style-name="Heading_20_1">
      <style:text-properties officeooo:rsid="003113f3" officeooo:paragraph-rsid="0035e50b"/>
    </style:style>
    <style:style style:name="P43" style:family="paragraph" style:parent-style-name="Heading_20_2">
      <style:text-properties fo:font-weight="bold" officeooo:paragraph-rsid="00358fa1" style:font-weight-asian="bold" style:font-weight-complex="bold"/>
    </style:style>
    <style:style style:name="P44" style:family="paragraph" style:parent-style-name="Heading_20_2">
      <style:text-properties officeooo:paragraph-rsid="0037b581"/>
    </style:style>
    <style:style style:name="P45" style:family="paragraph" style:parent-style-name="Heading_20_2">
      <style:text-properties officeooo:rsid="00327f09"/>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1b6b4b"/>
    </style:style>
    <style:style style:name="T12" style:family="text">
      <style:text-properties officeooo:rsid="000e4172"/>
    </style:style>
    <style:style style:name="T13" style:family="text">
      <style:text-properties officeooo:rsid="00326c6e"/>
    </style:style>
    <style:style style:name="T14" style:family="text">
      <style:text-properties officeooo:rsid="0027413f"/>
    </style:style>
    <style:style style:name="T15" style:family="text">
      <style:text-properties officeooo:rsid="002782ac"/>
    </style:style>
    <style:style style:name="T16" style:family="text">
      <style:text-properties officeooo:rsid="00147364"/>
    </style:style>
    <style:style style:name="T17" style:family="text">
      <style:text-properties officeooo:rsid="00158f1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fae70"/>
    </style:style>
    <style:style style:name="T20" style:family="text">
      <style:text-properties style:text-underline-style="solid" style:text-underline-width="auto" style:text-underline-color="font-color" officeooo:rsid="00212526"/>
    </style:style>
    <style:style style:name="T21" style:family="text">
      <style:text-properties style:text-underline-style="solid" style:text-underline-width="auto" style:text-underline-color="font-color" officeooo:rsid="00158f1a"/>
    </style:style>
    <style:style style:name="T22" style:family="text">
      <style:text-properties style:text-underline-style="solid" style:text-underline-width="auto" style:text-underline-color="font-color" officeooo:rsid="0022f45f"/>
    </style:style>
    <style:style style:name="T23" style:family="text">
      <style:text-properties style:text-underline-style="solid" style:text-underline-width="auto" style:text-underline-color="font-color" officeooo:rsid="001b8824"/>
    </style:style>
    <style:style style:name="T24" style:family="text">
      <style:text-properties style:text-underline-style="solid" style:text-underline-width="auto" style:text-underline-color="font-color" officeooo:rsid="00326c6e"/>
    </style:style>
    <style:style style:name="T25" style:family="text">
      <style:text-properties officeooo:rsid="001e3399"/>
    </style:style>
    <style:style style:name="T26" style:family="text">
      <style:text-properties officeooo:rsid="001f072f"/>
    </style:style>
    <style:style style:name="T27" style:family="text">
      <style:text-properties officeooo:rsid="001fae70"/>
    </style:style>
    <style:style style:name="T28" style:family="text">
      <style:text-properties officeooo:rsid="00212526"/>
    </style:style>
    <style:style style:name="T29" style:family="text">
      <style:text-properties officeooo:rsid="002a614c"/>
    </style:style>
    <style:style style:name="T30" style:family="text">
      <style:text-properties style:font-name="Liberation Sans"/>
    </style:style>
    <style:style style:name="T31" style:family="text">
      <style:text-properties officeooo:rsid="0035e50b"/>
    </style:style>
    <style:style style:name="T32" style:family="text">
      <style:text-properties officeooo:rsid="003cbec8"/>
    </style:style>
    <style:style style:name="T33" style:family="text">
      <style:text-properties officeooo:rsid="003fad71"/>
    </style:style>
    <style:style style:name="T34" style:family="text">
      <style:text-properties style:text-underline-style="none" officeooo:rsid="0022f45f"/>
    </style:style>
    <style:style style:name="T35" style:family="text">
      <style:text-properties fo:font-style="italic" style:font-style-asian="italic" style:font-style-complex="italic"/>
    </style:style>
    <style:style style:name="T36" style:family="text">
      <style:text-properties officeooo:rsid="006af496"/>
    </style:style>
    <style:style style:name="T37"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hier des charges</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15">Sommaire</text:p>
          </text:index-title>
          <text:p text:style-name="P22"><text:a xlink:type="simple" xlink:href="#__RefHeading__1389_1686434533" text:style-name="Index_20_Link" text:visited-style-name="Index_20_Link">1. Présentation du projet <text:tab/>3</text:a></text:p>
          <text:p text:style-name="P21"><text:a xlink:type="simple" xlink:href="#__RefHeading__1391_1686434533" text:style-name="Index_20_Link" text:visited-style-name="Index_20_Link">1.1. Contexte<text:tab/>3</text:a></text:p>
          <text:p text:style-name="P21"><text:a xlink:type="simple" xlink:href="#__RefHeading__1395_1686434533" text:style-name="Index_20_Link" text:visited-style-name="Index_20_Link">1.2. Étude de l’existant<text:tab/>3</text:a></text:p>
          <text:p text:style-name="P21"><text:a xlink:type="simple" xlink:href="#__RefHeading__1415_1686434533" text:style-name="Index_20_Link" text:visited-style-name="Index_20_Link">1.3. Objectifs<text:tab/>3</text:a></text:p>
          <text:p text:style-name="P21"><text:a xlink:type="simple" xlink:href="#__RefHeading__1431_1686434533" text:style-name="Index_20_Link" text:visited-style-name="Index_20_Link">1.4. Calendrier <text:tab/>3</text:a></text:p>
          <text:p text:style-name="P21"><text:a xlink:type="simple" xlink:href="#__RefHeading__1435_1686434533" text:style-name="Index_20_Link" text:visited-style-name="Index_20_Link">1.5. Critères d’acceptabilité du produit <text:tab/>4</text:a></text:p>
          <text:p text:style-name="P22"><text:a xlink:type="simple" xlink:href="#__RefHeading__1443_1686434533" text:style-name="Index_20_Link" text:visited-style-name="Index_20_Link">2. Analyse des besoins <text:tab/>4</text:a></text:p>
          <text:p text:style-name="P21"><text:a xlink:type="simple" xlink:href="#__RefHeading__1445_1686434533" text:style-name="Index_20_Link" text:visited-style-name="Index_20_Link">2.1. Liste des acteurs<text:tab/>4</text:a></text:p>
          <text:p text:style-name="P21"><text:a xlink:type="simple" xlink:href="#__RefHeading__1453_1686434533" text:style-name="Index_20_Link" text:visited-style-name="Index_20_Link">2.2. Expression des besoins<text:tab/>4</text:a></text:p>
          <text:p text:style-name="P21"><text:a xlink:type="simple" xlink:href="#__RefHeading__1461_1686434533" text:style-name="Index_20_Link" text:visited-style-name="Index_20_Link">2.3. Besoins fonctionnels<text:tab/>4</text:a></text:p>
          <text:p text:style-name="P21"><text:a xlink:type="simple" xlink:href="#__RefHeading__1499_1686434533" text:style-name="Index_20_Link" text:visited-style-name="Index_20_Link">2.4. Besoins non-fonctionnels<text:tab/>5</text:a></text:p>
          <text:p text:style-name="P21"><text:a xlink:type="simple" xlink:href="#__RefHeading__1505_1686434533" text:style-name="Index_20_Link" text:visited-style-name="Index_20_Link">2.5. Fonctionnalités<text:tab/>5</text:a></text:p>
          <text:p text:style-name="P21"><text:a xlink:type="simple" xlink:href="#__RefHeading__1603_1686434533" text:style-name="Index_20_Link" text:visited-style-name="Index_20_Link">2.6. Scénarios d'utilisation<text:tab/>9</text:a></text:p>
          <text:p text:style-name="P22"><text:a xlink:type="simple" xlink:href="#__RefHeading__1735_1686434533" text:style-name="Index_20_Link" text:visited-style-name="Index_20_Link">3. Livrables <text:tab/>12</text:a></text:p>
        </text:index-body>
      </text:table-of-content>
      <text:p text:style-name="P16"/>
      <text:h text:style-name="P42" text:outline-level="1"><text:bookmark-start text:name="__RefHeading__1389_1686434533"/><text:soft-page-break/>Présentation du projet<text:bookmark-end text:name="__RefHeading__1389_1686434533"/></text:h>
      <text:h text:style-name="Heading_20_2" text:outline-level="2"><text:bookmark-start text:name="__RefHeading__1391_1686434533"/>Contexte<text:bookmark-end text:name="__RefHeading__1391_1686434533"/></text:h>
      <text:p text:style-name="P2"><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43" text:outline-level="2"><text:bookmark-start text:name="__RefHeading__1395_1686434533"/>Étude de l’existant<text:bookmark-end text:name="__RefHeading__1395_1686434533"/></text:h>
      <text:p text:style-name="Text_20_body"><text:bookmark-start text:name="__RefHeading__1397_1686434533"/><text:s text:c="2"/>- Récupération de grilles déjà existantes <text:bookmark-end text:name="__RefHeading__1397_1686434533"/></text:p>
      <text:p text:style-name="Text_20_body"/>
      <text:p text:style-name="Text_20_body"><text:bookmark-start text:name="__RefHeading__1399_1686434533"/>- Environnement technique (système d’exploitation, langage de programmation ...) <text:bookmark-end text:name="__RefHeading__1399_1686434533"/></text:p>
      <text:p text:style-name="Text_20_body"><text:bookmark-start text:name="__RefHeading__1401_1686434533"/><text:s text:c="2"/>- Compatibilité avec le langage Ruby dans sa version 1.9.3 <text:bookmark-end text:name="__RefHeading__1401_1686434533"/></text:p>
      <text:p text:style-name="Text_20_body"><text:bookmark-start text:name="__RefHeading__1403_1686434533"/><text:s text:c="2"/>- Interface graphique avec la bibliothèque logicielle GTK <office:annotation><dc:creator>antoine foucault</dc:creator><dc:date>2014-02-10T12:39:34</dc:date><text:p text:style-name="P46"><text:span text:style-name="T37">Est-ce que cela correspond réellement à l'étude de l'existant ???</text:span></text:p></office:annotation><text:bookmark-end text:name="__RefHeading__1403_1686434533"/></text:p>
      <text:p text:style-name="Text_20_body"><text:bookmark-start text:name="__RefHeading__1405_1686434533"/><text:s text:c="2"/>- Centralisation des documents du projet avec Git <text:bookmark-end text:name="__RefHeading__1405_1686434533"/></text:p>
      <text:p text:style-name="Text_20_body"><text:bookmark-start text:name="__RefHeading__1407_1686434533"/><text:s text:c="2"/><text:bookmark-end text:name="__RefHeading__1407_1686434533"/></text:p>
      <text:p text:style-name="Text_20_body"><text:bookmark-start text:name="__RefHeading__1409_1686434533"/>- Ressources matérielles et humaines <text:bookmark-end text:name="__RefHeading__1409_1686434533"/></text:p>
      <text:p text:style-name="Text_20_body"><text:bookmark-start text:name="__RefHeading__1411_1686434533"/><text:s text:c="2"/>- PC personnels et/ou de l'université <text:bookmark-end text:name="__RefHeading__1411_1686434533"/></text:p>
      <text:p text:style-name="Text_20_body"><text:bookmark-start text:name="__RefHeading__1413_1686434533"/>- Membres du groupe : Thomas MARCAIS, Loïc GUENVER, Elyan LANVIN, Arthur RAMOLET, Emre AYDIN, Antoine FOUCAULT<text:bookmark-end text:name="__RefHeading__1413_1686434533"/></text:p>
      <text:h text:style-name="P44" text:outline-level="2"><text:bookmark-start text:name="__RefHeading__1415_1686434533"/>Objectif<text:span text:style-name="T31">s</text:span><text:bookmark-end text:name="__RefHeading__1415_1686434533"/></text:h>
      <text:p text:style-name="P3"><text:bookmark-start text:name="__RefHeading__1417_1686434533"/><text:span text:style-name="T30">Ce projet doit aboutir à la création d'une application de type jeu de picross (ou henjie),</text:span> <text:span text:style-name="T30">destinée à tout public. </text:span>Un système d'aide permettra de terminer une grille, peu importe son expérience et la difficulté de la grille.<text:bookmark-end text:name="__RefHeading__1417_1686434533"/></text:p>
      <text:p text:style-name="P3"/>
      <text:p text:style-name="Text_20_body"><text:bookmark-start text:name="__RefHeading__1419_1686434533"/>L'application comprendra :<text:bookmark-end text:name="__RefHeading__1419_1686434533"/></text:p>
      <text:p text:style-name="Text_20_body"/>
      <text:list xml:id="list2970145901" text:style-name="L1">
        <text:list-item>
          <text:p text:style-name="P23"><text:bookmark-start text:name="__RefHeading__1421_1686434533"/>La résolution d'une grille de picross <text:bookmark-end text:name="__RefHeading__1421_1686434533"/></text:p>
        </text:list-item>
        <text:list-item>
          <text:p text:style-name="P23"><text:bookmark-start text:name="__RefHeading__1423_1686434533"/>Un éditeur pour créer ses propres grilles <text:bookmark-end text:name="__RefHeading__1423_1686434533"/></text:p>
        </text:list-item>
        <text:list-item>
          <text:p text:style-name="P23"><text:bookmark-start text:name="__RefHeading__1425_1686434533"/>Un système d'aide à la résolution <text:bookmark-end text:name="__RefHeading__1425_1686434533"/></text:p>
        </text:list-item>
        <text:list-item>
          <text:p text:style-name="P23"><text:bookmark-start text:name="__RefHeading__1427_1686434533"/>Un système de sauvegarde/chargement <text:span text:style-name="T32">(persistance des données)</text:span><text:bookmark-end text:name="__RefHeading__1427_1686434533"/></text:p>
        </text:list-item>
        <text:list-item>
          <text:p text:style-name="P23"><text:bookmark-start text:name="__RefHeading__1429_1686434533"/><text:span text:style-name="T1">Un tutoriel (sous forme de pop-up/</text:span><text:span text:style-name="T32">fenêtre d'aide</text:span><text:span text:style-name="T1">)</text:span><text:bookmark-end text:name="__RefHeading__1429_1686434533"/></text:p>
        </text:list-item>
      </text:list>
      <text:h text:style-name="Heading_20_2" text:outline-level="2"><text:bookmark-start text:name="__RefHeading__1431_1686434533"/><text:span text:style-name="T2">Calendrier </text:span><text:span text:style-name="T2"><office:annotation><dc:creator>antoine foucault</dc:creator><dc:date>2014-02-05T15:45:37</dc:date><text:p><text:span text:style-name="T37">AJOUTER DATE DE FIN SPIRALE + vérifier date de rendu (question envoyée par mail le 10 février)</text:span></text:p></office:annotation></text:span><text:bookmark-end text:name="__RefHeading__1431_1686434533"/></text:h>
      <text:p text:style-name="Text_20_body"><text:bookmark-start text:name="__RefHeading__1433_1686434533"/><text:soft-page-break/>La soutenance est prévue pour le vendredi 16 mai à 13h30, le projet est à rendre la semaine précédente au plus tard ?<text:bookmark-end text:name="__RefHeading__1433_1686434533"/></text:p>
      <text:h text:style-name="Heading_20_2" text:outline-level="2"><text:bookmark-start text:name="__RefHeading__1435_1686434533"/>Critères d’acceptabilité du produit <text:bookmark-end text:name="__RefHeading__1435_1686434533"/></text:h>
      <text:p text:style-name="Text_20_body"><text:bookmark-start text:name="__RefHeading__1437_1686434533"/>L’application doit répondre aux critères suivants : <text:bookmark-end text:name="__RefHeading__1437_1686434533"/></text:p>
      <text:p text:style-name="Text_20_body"/>
      <text:list xml:id="list2048264052" text:style-name="L2">
        <text:list-item>
          <text:p text:style-name="P24"><text:bookmark-start text:name="__RefHeading__1439_1686434533"/>Validation du produit via un dossier de tests réalisé par notre groupe <text:bookmark-end text:name="__RefHeading__1439_1686434533"/></text:p>
        </text:list-item>
        <text:list-item>
          <text:p text:style-name="P24"><text:bookmark-start text:name="__RefHeading__1441_1686434533"/>Respect des contraintes client (choix technologique, fonctionnalités de l'application)<text:bookmark-end text:name="__RefHeading__1441_1686434533"/></text:p>
        </text:list-item>
      </text:list>
      <text:h text:style-name="Heading_20_1" text:outline-level="1"><text:bookmark-start text:name="__RefHeading__1443_1686434533"/>Analyse des besoins<text:bookmark-end text:name="__RefHeading__1443_1686434533"/></text:h>
      <text:h text:style-name="Heading_20_2" text:outline-level="2"><text:bookmark-start text:name="__RefHeading__1445_1686434533"/>Liste des acteurs<text:bookmark-end text:name="__RefHeading__1445_1686434533"/></text:h>
      <text:p text:style-name="P4"><text:bookmark-start text:name="__RefHeading__1447_1686434533"/>L<text:span text:style-name="T4">'utilisateur :</text:span><text:bookmark-end text:name="__RefHeading__1447_1686434533"/></text:p>
      <text:p text:style-name="P25"/>
      <text:p text:style-name="Text_20_body"><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text:span><text:span text:style-name="T33">rille qui sera exportable avec d'autres applications.</text:span><text:bookmark-end text:name="__RefHeading__1449_1686434533"/></text:p>
      <text:p text:style-name="Text_20_body"><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Heading_20_2" text:outline-level="2"><text:bookmark-start text:name="__RefHeading__1453_1686434533"/>Expression des besoins<text:bookmark-end text:name="__RefHeading__1453_1686434533"/></text:h>
      <text:p text:style-name="P26"><text:bookmark-start text:name="__RefHeading__1455_1686434533"/>Le client souhaite disposer d'une application réalisée sous Ruby. Celle-ci sera décomposée en deux grandes parties :<text:bookmark-end text:name="__RefHeading__1455_1686434533"/></text:p>
      <text:p text:style-name="Text_20_body"/>
      <text:list xml:id="list899269407" text:style-name="L3">
        <text:list-item>
          <text:p text:style-name="P27"><text:bookmark-start text:name="__RefHeading__1457_1686434533"/><text:span text:style-name="T4">L'édition de grilles de Picross via une interface simple permettant de </text:span><text:span text:style-name="T6">noircir</text:span><text:span text:style-name="T4"> la grille voulue </text:span><text:span text:style-name="T6">ou de générer une grille aléatoirement</text:span><text:span text:style-name="T4">.</text:span><text:bookmark-end text:name="__RefHeading__1457_1686434533"/></text:p>
        </text:list-item>
        <text:list-item>
          <text:p text:style-name="P27"><text:bookmark-start text:name="__RefHeading__1459_1686434533"/><text:span text:style-name="T4">La résolution des grilles de Picross, selon les règles traditionnelles du jeu, avec possibilité de demander de l'aide au jeu si le joueur est bloqué. </text:span><text:span text:style-name="T6">L'application doit également être capable de charger, au démarrage, la dernière grille en cours.</text:span><text:bookmark-end text:name="__RefHeading__1459_1686434533"/></text:p>
        </text:list-item>
      </text:list>
      <text:h text:style-name="Heading_20_2" text:outline-level="2"><text:bookmark-start text:name="__RefHeading__1461_1686434533"/>Besoins fonctionnels<text:bookmark-end text:name="__RefHeading__1461_1686434533"/></text:h>
      <text:p text:style-name="P5"><text:bookmark-start text:name="__RefHeading__1463_1686434533"/>Édition des grilles de Picross :<text:bookmark-end text:name="__RefHeading__1463_1686434533"/></text:p>
      <text:p text:style-name="P5"/>
      <text:list xml:id="list1776706307" text:style-name="L4">
        <text:list-item>
          <text:p text:style-name="P28"><text:bookmark-start text:name="__RefHeading__1465_1686434533"/>Création d'une nouvelle grille de Picross à partir d'un<text:span text:style-name="T8">e grille vierge</text:span><text:bookmark-end text:name="__RefHeading__1465_1686434533"/></text:p>
          <text:list>
            <text:list-item>
              <text:p text:style-name="P28"><text:bookmark-start text:name="__RefHeading__1467_1686434533"/>L'utilisateur devra choisir la taille de grille puis noircir les cases tel qu'il le souhaite.<text:bookmark-end text:name="__RefHeading__1467_1686434533"/></text:p>
            </text:list-item>
          </text:list>
        </text:list-item>
        <text:list-item>
          <text:p text:style-name="P28"><text:bookmark-start text:name="__RefHeading__1469_1686434533"/><text:soft-page-break/>Création d'une grille de Picross aléatoirement<text:bookmark-end text:name="__RefHeading__1469_1686434533"/></text:p>
          <text:list>
            <text:list-item>
              <text:p text:style-name="P28"><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29"><text:bookmark-start text:name="__RefHeading__1473_1686434533"/>Exportation d'une grille<text:bookmark-end text:name="__RefHeading__1473_1686434533"/></text:p>
          <text:list>
            <text:list-item>
              <text:p text:style-name="P29"><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28"><text:bookmark-start text:name="__RefHeading__1477_1686434533"/>Modification d'une grille existante <text:bookmark-end text:name="__RefHeading__1477_1686434533"/></text:p>
          <text:list>
            <text:list-item>
              <text:p text:style-name="P28"><text:bookmark-start text:name="__RefHeading__1479_1686434533"/>L'utilisateur peut modifier une grille qu'il a créé préalablement<text:bookmark-end text:name="__RefHeading__1479_1686434533"/></text:p>
            </text:list-item>
          </text:list>
        </text:list-item>
      </text:list>
      <text:p text:style-name="Text_20_body"/>
      <text:p text:style-name="P5"><text:bookmark-start text:name="__RefHeading__1481_1686434533"/><text:span text:style-name="T12">Résolution</text:span><text:span text:style-name="T11"> </text:span><text:span text:style-name="T12">de</text:span><text:span text:style-name="T11">s</text:span><text:span text:style-name="T12"> grilles de Picross :</text:span><text:bookmark-end text:name="__RefHeading__1481_1686434533"/></text:p>
      <text:p text:style-name="Text_20_body"/>
      <text:list xml:id="list685781786" text:style-name="L5">
        <text:list-item>
          <text:p text:style-name="P30"><text:bookmark-start text:name="__RefHeading__1483_1686434533"/><text:span text:style-name="T8">Démarrer</text:span> une partie<text:bookmark-end text:name="__RefHeading__1483_1686434533"/></text:p>
          <text:list>
            <text:list-item>
              <text:p text:style-name="P30"><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30"><text:bookmark-start text:name="__RefHeading__1487_1686434533"/>Aide à la résolution automatique<text:bookmark-end text:name="__RefHeading__1487_1686434533"/></text:p>
          <text:list>
            <text:list-item>
              <text:p text:style-name="P30"><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30"><text:bookmark-start text:name="__RefHeading__1491_1686434533"/>Sauvegarder la grille en cours<text:bookmark-end text:name="__RefHeading__1491_1686434533"/></text:p>
          <text:list>
            <text:list-item>
              <text:p text:style-name="P30"><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30"><text:bookmark-start text:name="__RefHeading__1495_1686434533"/>Importation d'une grille<text:bookmark-end text:name="__RefHeading__1495_1686434533"/></text:p>
          <text:list>
            <text:list-item>
              <text:p text:style-name="P30"><text:bookmark-start text:name="__RefHeading__1497_1686434533"/>L'utilisateur doit pouvoir importer une grille sous forme de fichier de sauvegarde pour pouvoir y jouer.<text:bookmark-end text:name="__RefHeading__1497_1686434533"/></text:p>
            </text:list-item>
          </text:list>
        </text:list-item>
      </text:list>
      <text:h text:style-name="Heading_20_2" text:outline-level="2"><text:bookmark-start text:name="__RefHeading__1499_1686434533"/>Besoins non-fonctionnels<text:bookmark-end text:name="__RefHeading__1499_1686434533"/></text:h>
      <text:list xml:id="list658529231" text:style-name="L6">
        <text:list-item>
          <text:p text:style-name="P31"><text:bookmark-start text:name="__RefHeading__1501_1686434533"/>Sérialisation des objets pour persistance<text:bookmark-end text:name="__RefHeading__1501_1686434533"/></text:p>
          <text:list>
            <text:list-item>
              <text:p text:style-name="P31"><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P45" text:outline-level="2"><text:bookmark-start text:name="__RefHeading__1505_1686434533"/>Fonctionnalités<text:bookmark-end text:name="__RefHeading__1505_1686434533"/></text:h>
      <text:p text:style-name="P17"/>
      <text:p text:style-name="P10"><text:bookmark-start text:name="__RefHeading__1507_1686434533"/><text:soft-page-break/><text:span text:style-name="T14">J</text:span><text:span text:style-name="T15">EU</text:span><text:bookmark-end text:name="__RefHeading__1507_1686434533"/></text:p>
      <text:p text:style-name="P32"/>
      <table:table table:name="Table1" table:style-name="Table1">
        <table:table-column table:style-name="Table1.A"/>
        <table:table-column table:style-name="Table1.B"/>
        <table:table-row>
          <table:table-cell table:style-name="Table1.A1" office:value-type="string">
            <text:p text:style-name="P6"><text:bookmark-start text:name="__RefHeading__1509_1686434533"/>Référence<text:bookmark-end text:name="__RefHeading__1509_1686434533"/></text:p>
          </table:table-cell>
          <table:table-cell table:style-name="Table1.B1" office:value-type="string">
            <text:p text:style-name="P6"><text:bookmark-start text:name="__RefHeading__1511_1686434533"/>Fonctionnalité<text:bookmark-end text:name="__RefHeading__1511_1686434533"/></text:p>
          </table:table-cell>
        </table:table-row>
        <table:table-row table:style-name="Table1.2">
          <table:table-cell table:style-name="Table1.A9" office:value-type="string">
            <text:p text:style-name="P6"/>
          </table:table-cell>
          <table:table-cell table:style-name="Table1.B9" office:value-type="string">
            <text:p text:style-name="P8"><text:bookmark-start text:name="__RefHeading__1513_1686434533"/>Traitement/<text:span text:style-name="T16">Persistance </text:span>des données<text:bookmark-end text:name="__RefHeading__1513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15_1686434533"/>Sauvegarder/Charger les options<text:bookmark-end text:name="__RefHeading__1515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17_1686434533"/>Sauvegarder/Charger une partie<text:bookmark-end text:name="__RefHeading__1517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19_1686434533"/>S<text:span text:style-name="T17">auvegarder/Charger les scores et les statistiques</text:span><text:bookmark-end text:name="__RefHeading__1519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21_1686434533"/>Crypter les données [OPTION]<text:bookmark-end text:name="__RefHeading__1521_1686434533"/></text:p>
          </table:table-cell>
        </table:table-row>
        <table:table-row table:style-name="Table1.2">
          <table:table-cell table:style-name="Table1.A9" office:value-type="string">
            <text:p text:style-name="P6"/>
          </table:table-cell>
          <table:table-cell table:style-name="Table1.B9" office:value-type="string">
            <text:p text:style-name="P8"><text:bookmark-start text:name="__RefHeading__1523_1686434533"/>Jeu<text:bookmark-end text:name="__RefHeading__1523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25_1686434533"/>Jouer une partie<text:bookmark-end text:name="__RefHeading__1525_1686434533"/></text:p>
          </table:table-cell>
        </table:table-row>
        <table:table-row table:style-name="Table1.2">
          <table:table-cell table:style-name="Table1.A9" office:value-type="string">
            <text:p text:style-name="P6"/>
          </table:table-cell>
          <table:table-cell table:style-name="Table1.B9" office:value-type="string">
            <text:p text:style-name="P6"><text:bookmark-start text:name="__RefHeading__1527_1686434533"/>Système d'aide<text:bookmark-end text:name="__RefHeading__1527_1686434533"/></text:p>
          </table:table-cell>
        </table:table-row>
      </table:table>
      <text:p text:style-name="Text_20_body"/>
      <text:p text:style-name="P14"><text:bookmark-start text:name="__RefHeading__1529_1686434533"/>EDITEUR<text:bookmark-end text:name="__RefHeading__1529_1686434533"/></text:p>
      <text:p text:style-name="P10"/>
      <table:table table:name="Table2" table:style-name="Table2">
        <table:table-column table:style-name="Table2.A"/>
        <table:table-column table:style-name="Table2.B"/>
        <table:table-row table:style-name="Table2.1">
          <table:table-cell table:style-name="Table2.A1" office:value-type="string">
            <text:p text:style-name="P6"><text:bookmark-start text:name="__RefHeading__1531_1686434533"/>Référence<text:bookmark-end text:name="__RefHeading__1531_1686434533"/></text:p>
          </table:table-cell>
          <table:table-cell table:style-name="Table2.B1" office:value-type="string">
            <text:p text:style-name="P6"><text:bookmark-start text:name="__RefHeading__1533_1686434533"/>Fonctionnalité<text:bookmark-end text:name="__RefHeading__1533_1686434533"/></text:p>
          </table:table-cell>
        </table:table-row>
        <table:table-row table:style-name="Table2.2">
          <table:table-cell table:style-name="Table2.A7" office:value-type="string">
            <text:p text:style-name="P6"/>
          </table:table-cell>
          <table:table-cell table:style-name="Table2.B7" office:value-type="string">
            <text:p text:style-name="P8"><text:bookmark-start text:name="__RefHeading__1535_1686434533"/>Traitement/Persistance des données<text:bookmark-end text:name="__RefHeading__1535_1686434533"/></text:p>
          </table:table-cell>
        </table:table-row>
        <table:table-row table:style-name="Table2.2">
          <table:table-cell table:style-name="Table2.A7" office:value-type="string">
            <text:p text:style-name="P6"/>
          </table:table-cell>
          <table:table-cell table:style-name="Table2.B7" office:value-type="string">
            <text:p text:style-name="P6"><text:bookmark-start text:name="__RefHeading__1537_1686434533"/>Sauvegarder/Charger un plateau<text:bookmark-end text:name="__RefHeading__1537_1686434533"/></text:p>
          </table:table-cell>
        </table:table-row>
        <table:table-row table:style-name="Table2.2">
          <table:table-cell table:style-name="Table2.A7" office:value-type="string">
            <text:p text:style-name="P6"/>
          </table:table-cell>
          <table:table-cell table:style-name="Table2.B7" office:value-type="string">
            <text:p text:style-name="P8"><text:bookmark-start text:name="__RefHeading__1539_1686434533"/>Éditeur<text:bookmark-end text:name="__RefHeading__1539_1686434533"/></text:p>
          </table:table-cell>
        </table:table-row>
        <table:table-row table:style-name="Table2.2">
          <table:table-cell table:style-name="Table2.A7" office:value-type="string">
            <text:p text:style-name="P6"/>
          </table:table-cell>
          <table:table-cell table:style-name="Table2.B7" office:value-type="string">
            <text:p text:style-name="P6"><text:bookmark-start text:name="__RefHeading__1541_1686434533"/>Créer un plateau aléatoirement<text:bookmark-end text:name="__RefHeading__1541_1686434533"/></text:p>
          </table:table-cell>
        </table:table-row>
        <table:table-row table:style-name="Table2.2">
          <table:table-cell table:style-name="Table2.A7" office:value-type="string">
            <text:p text:style-name="P6"/>
          </table:table-cell>
          <table:table-cell table:style-name="Table2.B7" office:value-type="string">
            <text:p text:style-name="P6"><text:bookmark-start text:name="__RefHeading__1543_1686434533"/><text:span text:style-name="T13">Crée</text:span> <text:span text:style-name="T13">une</text:span> grille<text:bookmark-end text:name="__RefHeading__1543_1686434533"/></text:p>
          </table:table-cell>
        </table:table-row>
        <table:table-row table:style-name="Table2.2">
          <table:table-cell table:style-name="Table2.A7" office:value-type="string">
            <text:p text:style-name="P6"/>
          </table:table-cell>
          <table:table-cell table:style-name="Table2.B7" office:value-type="string">
            <text:p text:style-name="P6"><text:bookmark-start text:name="__RefHeading__1545_1686434533"/>Modifier une grille<text:bookmark-end text:name="__RefHeading__1545_1686434533"/></text:p>
          </table:table-cell>
        </table:table-row>
      </table:table>
      <text:p text:style-name="P10"><text:bookmark-start text:name="__RefHeading__1547_1686434533"/><text:soft-page-break/>Jeu<text:bookmark-end text:name="__RefHeading__1547_1686434533"/></text:p>
      <text:p text:style-name="Text_20_body"/>
      <text:p text:style-name="P11"><text:bookmark-start text:name="__RefHeading__1549_1686434533"/><text:tab/><text:span text:style-name="T18">Aider le joueur :</text:span><text:bookmark-end text:name="__RefHeading__1549_1686434533"/></text:p>
      <text:p text:style-name="P11"><text:bookmark-start text:name="__RefHeading__1551_1686434533"/><text:tab/><text:bookmark-end text:name="__RefHeading__1551_1686434533"/></text:p>
      <text:p text:style-name="Text_20_body"><text:bookmark-start text:name="__RefHeading__1553_1686434533"/><text:span text:style-name="T25">L'utilisateur doit pouvoir recevoir une aide du logiciel dans le cas ou il est bloqué. </text:span><text:span text:style-name="T26">Il pourra interagir sur le <text:s/>plateau de deux différentes manières. Noircir une case correcte </text:span><text:span text:style-name="T13">o</text:span><text:span text:style-name="T26">u donner un indice à l'utilisateur.</text:span><text:bookmark-end text:name="__RefHeading__1553_1686434533"/></text:p>
      <text:p text:style-name="Text_20_body"/>
      <text:p text:style-name="Text_20_body"><text:bookmark-start text:name="__RefHeading__1555_1686434533"/><text:span text:style-name="T27"><text:tab/></text:span><text:span text:style-name="T19">Jouer une partie :</text:span><text:bookmark-end text:name="__RefHeading__1555_1686434533"/></text:p>
      <text:p text:style-name="P36"/>
      <text:p text:style-name="Text_20_body"><text:bookmark-start text:name="__RefHeading__1557_1686434533"/>L'utilisateur doit pouvoir jouer une partie de Picross à l'aide de la souris.<text:bookmark-end text:name="__RefHeading__1557_1686434533"/></text:p>
      <text:p text:style-name="Text_20_body"/>
      <text:p text:style-name="P9"><text:bookmark-start text:name="__RefHeading__1559_1686434533"/><text:span text:style-name="T27">Traitement/</text:span><text:span text:style-name="T16">Persistance </text:span><text:span text:style-name="T27">des données : </text:span><text:bookmark-end text:name="__RefHeading__1559_1686434533"/></text:p>
      <text:p text:style-name="Text_20_body"/>
      <text:p text:style-name="Text_20_body"><text:bookmark-start text:name="__RefHeading__1561_1686434533"/><text:span text:style-name="T27"><text:tab/></text:span><text:span text:style-name="T19">Sauvegarder/Charger les options :</text:span><text:bookmark-end text:name="__RefHeading__1561_1686434533"/></text:p>
      <text:p text:style-name="Text_20_body"/>
      <text:p text:style-name="Text_20_body"><text:bookmark-start text:name="__RefHeading__1563_1686434533"/>Les choix de l'utilisateur concernant les options du jeu sont sauvegardées entre les différents lancements du jeu.<text:bookmark-end text:name="__RefHeading__1563_1686434533"/></text:p>
      <text:p text:style-name="Text_20_body"/>
      <text:p text:style-name="Text_20_body"><text:bookmark-start text:name="__RefHeading__1565_1686434533"/><text:span text:style-name="T28"><text:tab/></text:span><text:span text:style-name="T20">Sauvegarder/Charger une partie :</text:span><text:bookmark-end text:name="__RefHeading__1565_1686434533"/></text:p>
      <text:p text:style-name="Text_20_body"/>
      <text:p text:style-name="Text_20_body"><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Text_20_body"/>
      <text:p text:style-name="P11"><text:bookmark-start text:name="__RefHeading__1569_1686434533"/><text:span text:style-name="T28"><text:tab/></text:span><text:span text:style-name="T20">S</text:span><text:span text:style-name="T21">auvegarder/Charger les scores et les statistiques :</text:span><text:bookmark-end text:name="__RefHeading__1569_1686434533"/></text:p>
      <text:p text:style-name="P37"/>
      <text:p text:style-name="P11"><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38"/>
      <text:p text:style-name="P12"><text:bookmark-start text:name="__RefHeading__1573_1686434533"/><text:span text:style-name="T34"><text:tab/></text:span><text:span text:style-name="T22">Crypter les données [OPTION] :</text:span><text:bookmark-end text:name="__RefHeading__1573_1686434533"/></text:p>
      <text:p text:style-name="P39"/>
      <text:p text:style-name="P12"><text:bookmark-start text:name="__RefHeading__1575_1686434533"/>Toute donnée sauvegardée sur le système est cryptée de façon à assurer l'intégrité des sauvegardes.<text:bookmark-end text:name="__RefHeading__1575_1686434533"/></text:p>
      <text:p text:style-name="Text_20_body"/>
      <text:p text:style-name="P33"><text:bookmark-start text:name="__RefHeading__1577_1686434533"/>Éditeur<text:bookmark-end text:name="__RefHeading__1577_1686434533"/></text:p>
      <text:p text:style-name="P13"/>
      <text:p text:style-name="P13"><text:bookmark-start text:name="__RefHeading__1579_1686434533"/><text:soft-page-break/><text:tab/><text:span text:style-name="T24">Créer une </text:span><text:span text:style-name="T18">grille :</text:span><text:bookmark-end text:name="__RefHeading__1579_1686434533"/></text:p>
      <text:p text:style-name="P13"/>
      <text:p text:style-name="P13"><text:bookmark-start text:name="__RefHeading__1581_1686434533"/><text:span text:style-name="T25">L'utilisateur doit pouvoir créer une grille personnalisé </text:span><text:span text:style-name="T26">en remplissant une grille vide.</text:span><text:bookmark-end text:name="__RefHeading__1581_1686434533"/></text:p>
      <text:p text:style-name="P13"/>
      <text:p text:style-name="P13"><text:bookmark-start text:name="__RefHeading__1583_1686434533"/><text:tab/><text:span text:style-name="T18">Créer un</text:span><text:span text:style-name="T24">e grille </text:span><text:span text:style-name="T18">aléatoirement :</text:span><text:bookmark-end text:name="__RefHeading__1583_1686434533"/></text:p>
      <text:p text:style-name="P13"/>
      <text:p text:style-name="P13"><text:bookmark-start text:name="__RefHeading__1585_1686434533"/>L'application doit pouvoir créer une grille aléatoire pour l'utilisateur.<text:tab/><text:bookmark-end text:name="__RefHeading__1585_1686434533"/></text:p>
      <text:p text:style-name="P13"/>
      <text:p text:style-name="P13"><text:bookmark-start text:name="__RefHeading__1587_1686434533"/><text:tab/><text:span text:style-name="T24">Modifier une </text:span><text:span text:style-name="T18">grille :</text:span><text:bookmark-end text:name="__RefHeading__1587_1686434533"/></text:p>
      <text:p text:style-name="P13"><text:bookmark-start text:name="__RefHeading__1589_1686434533"/><text:tab/><text:bookmark-end text:name="__RefHeading__1589_1686434533"/></text:p>
      <text:p text:style-name="Text_20_body"><text:bookmark-start text:name="__RefHeading__1591_1686434533"/><text:span text:style-name="T3">L'utilisateur doit </text:span><text:span text:style-name="T13">pouvoir modifier une grille déjà existante.</text:span><text:bookmark-end text:name="__RefHeading__1591_1686434533"/></text:p>
      <text:p text:style-name="P34"/>
      <text:p text:style-name="P7"><text:bookmark-start text:name="__RefHeading__1593_1686434533"/>Traitement/Persistance des données :<text:bookmark-end text:name="__RefHeading__1593_1686434533"/></text:p>
      <text:p text:style-name="Text_20_body"/>
      <text:p text:style-name="Text_20_body"><text:bookmark-start text:name="__RefHeading__1595_1686434533"/><text:span text:style-name="T25"><text:tab/></text:span><text:span text:style-name="T23">Sauvegarder/Charger un plateau :</text:span><text:bookmark-end text:name="__RefHeading__1595_1686434533"/></text:p>
      <text:p text:style-name="Text_20_body"><text:bookmark-start text:name="__RefHeading__1597_1686434533"/><text:bookmark-end text:name="__RefHeading__1597_1686434533"/></text:p>
      <text:p text:style-name="Text_20_body"><text:bookmark-start text:name="__RefHeading__1599_1686434533"/><text:span text:style-name="T25">L'utilisateur doit pouvoir sauvegarder ses plateaux en cours et si l'application quitte sans avoir sauvegarder, l</text:span><text:span text:style-name="T26">e dernier plateau</text:span><text:span text:style-name="T25"> est sauvegarder automatiquement.</text:span><text:bookmark-end text:name="__RefHeading__1599_1686434533"/></text:p>
      <text:p text:style-name="Text_20_body"><text:bookmark-start text:name="__RefHeading__1601_1686434533"/><office:annotation><dc:creator>antoine foucault</dc:creator><dc:date>2014-02-05T16:09:58</dc:date><text:p text:style-name="P47"><text:span text:style-name="T37">Ajouter les diagrammes</text:span></text:p></office:annotation><text:bookmark-end text:name="__RefHeading__1601_1686434533"/></text:p>
      <text:h text:style-name="Heading_20_2" text:outline-level="2"><text:bookmark-start text:name="__RefHeading__1603_1686434533"/><text:span text:style-name="T36">Cas</text:span> d'utilisation<text:bookmark-end text:name="__RefHeading__1603_1686434533"/></text:h>
      <text:p text:style-name="P5"><text:bookmark-start text:name="__RefHeading__1605_1686434533"/><text:span text:style-name="T36">Cas</text:span> d’utilisation numéro 1 :<text:bookmark-end text:name="__RefHeading__1605_1686434533"/></text:p>
      <text:p text:style-name="Text_20_body"/>
      <text:p text:style-name="Text_20_body"><text:bookmark-start text:name="__RefHeading__1607_1686434533"/><text:span text:style-name="T35"><text:tab/>Nom :</text:span> Résolution picross <text:bookmark-end text:name="__RefHeading__1607_1686434533"/></text:p>
      <text:p text:style-name="Text_20_body"><text:bookmark-start text:name="__RefHeading__1609_1686434533"/><text:span text:style-name="T35"><text:tab/>Description :</text:span> L’utilisateur tente de résoudre une grille de picross <text:bookmark-end text:name="__RefHeading__1609_1686434533"/></text:p>
      <text:p text:style-name="Text_20_body"><text:bookmark-start text:name="__RefHeading__1611_1686434533"/><text:span text:style-name="T35"><text:tab/>Acteur :</text:span> L'utilisateur de l'application <text:bookmark-end text:name="__RefHeading__1611_1686434533"/></text:p>
      <text:p text:style-name="Text_20_body"><text:bookmark-start text:name="__RefHeading__1613_1686434533"/><text:span text:style-name="T35"><text:tab/>Préalables :</text:span> L'application doit être téléchargé <text:bookmark-end text:name="__RefHeading__1613_1686434533"/></text:p>
      <text:p text:style-name="Text_20_body"><text:bookmark-start text:name="__RefHeading__1615_1686434533"/><text:span text:style-name="T35"><text:tab/>Conséquents :</text:span> L'utilisateur peut exécuter l'application <text:bookmark-end text:name="__RefHeading__1615_1686434533"/></text:p>
      <text:p text:style-name="Text_20_body"/>
      <text:p text:style-name="Text_20_body"><text:bookmark-start text:name="__RefHeading__1617_1686434533"/>Séquences d’événements <office:annotation><dc:creator>antoine foucault</dc:creator><dc:date>2014-02-10T12:49:26</dc:date><text:p text:style-name="P46"><text:span text:style-name="T37">Organiser cette partie (je n'arrive pas à trouver une présentation claire)</text:span></text:p></office:annotation><text:bookmark-end text:name="__RefHeading__1617_1686434533"/></text:p>
      <text:p text:style-name="Text_20_body"><text:bookmark-start text:name="__RefHeading__1619_1686434533"/><text:s/><text:bookmark-end text:name="__RefHeading__1619_1686434533"/></text:p>
      <text:p text:style-name="Text_20_body"><text:bookmark-start text:name="__RefHeading__1621_1686434533"/><text:span text:style-name="T18">I - Choix des options</text:span> <text:bookmark-end text:name="__RefHeading__1621_1686434533"/></text:p>
      <text:p text:style-name="Text_20_body"/>
      <text:p text:style-name="Text_20_body"><text:bookmark-start text:name="__RefHeading__1623_1686434533"/>- L’utilisateur clique sur l'option "nouvelle partie" <text:bookmark-end text:name="__RefHeading__1623_1686434533"/></text:p>
      <text:p text:style-name="Text_20_body"/>
      <text:p text:style-name="Text_20_body"><text:bookmark-start text:name="__RefHeading__1625_1686434533"/><text:soft-page-break/>- Le système demande si l'on souhaite une grille choisie ou aléatoire <text:bookmark-end text:name="__RefHeading__1625_1686434533"/></text:p>
      <text:p text:style-name="Text_20_body"><text:bookmark-start text:name="__RefHeading__1629_1686434533"/>- S<text:span text:style-name="T36">i l'utilisateur</text:span> demande une grille aléatoire :<text:bookmark-end text:name="__RefHeading__1629_1686434533"/></text:p>
      <text:p text:style-name="Text_20_body"><text:bookmark-start text:name="__RefHeading__1631_1686434533"/><text:tab/>- Le système propose différentes tailles de grille (Peut être encombrant s'il y en a <text:tab/>beaucoup, mais évite une entrée manuelle qui pourrait être incorrecte)<text:bookmark-end text:name="__RefHeading__1631_1686434533"/></text:p>
      <text:p text:style-name="Text_20_body"/>
      <text:p text:style-name="Text_20_body"><text:bookmark-start text:name="__RefHeading__1633_1686434533"/>- L'utilisateur choisit une taille <text:bookmark-end text:name="__RefHeading__1633_1686434533"/></text:p>
      <text:p text:style-name="Text_20_body"><text:bookmark-start text:name="__RefHeading__1635_1686434533"/>- Le système sélectionne une grille <text:bookmark-end text:name="__RefHeading__1635_1686434533"/></text:p>
      <text:p text:style-name="Text_20_body"><text:bookmark-start text:name="__RefHeading__1639_1686434533"/>- Ajout d'un malus par joker utilisé <text:bookmark-end text:name="__RefHeading__1639_1686434533"/></text:p>
      <text:p text:style-name="Text_20_body"><text:bookmark-start text:name="__RefHeading__1641_1686434533"/>- Dans le cas ou le nombre au départ est limité : <text:bookmark-end text:name="__RefHeading__1641_1686434533"/></text:p>
      <text:p text:style-name="Text_20_body"><text:bookmark-start text:name="__RefHeading__1643_1686434533"/><text:tab/>- Ajout d'un bonus en fonction du nombre de jokers non utilisés (optionnel) <text:bookmark-end text:name="__RefHeading__1643_1686434533"/></text:p>
      <text:p text:style-name="Text_20_body"/>
      <text:p text:style-name="Text_20_body"><text:bookmark-start text:name="__RefHeading__1645_1686434533"/>- On considère que le timer est toujours mis en place <text:bookmark-end text:name="__RefHeading__1645_1686434533"/></text:p>
      <text:p text:style-name="Text_20_body"/>
      <text:p text:style-name="P5"><text:bookmark-start text:name="__RefHeading__1647_1686434533"/>II - Résolution du picross <text:bookmark-end text:name="__RefHeading__1647_1686434533"/></text:p>
      <text:p text:style-name="Text_20_body"/>
      <text:p text:style-name="Text_20_body"><text:bookmark-start text:name="__RefHeading__1649_1686434533"/>- L'utilisateur essaye de résoudre la grille <text:bookmark-end text:name="__RefHeading__1649_1686434533"/></text:p>
      <text:p text:style-name="Text_20_body"><text:bookmark-start text:name="__RefHeading__1651_1686434533"/>- L'utilisateur peut utiliser l'option "joker / aide" pour se débloquer <text:bookmark-end text:name="__RefHeading__1651_1686434533"/></text:p>
      <text:p text:style-name="Text_20_body"><text:bookmark-start text:name="__RefHeading__1653_1686434533"/>- Une fois la grille complète, il peut cliquer sur l'option "terminer / vérifier grille" <text:bookmark-end text:name="__RefHeading__1653_1686434533"/></text:p>
      <text:p text:style-name="Text_20_body"/>
      <text:p text:style-name="Text_20_body"><text:bookmark-start text:name="__RefHeading__1655_1686434533"/>- Le système compare les valeurs de chaque ligne / colonne avec les cases noircies <text:bookmark-end text:name="__RefHeading__1655_1686434533"/></text:p>
      <text:p text:style-name="Text_20_body"><text:bookmark-start text:name="__RefHeading__1657_1686434533"/>- Affichage d'un message indiquant s'il y a correspondance (réussite) ou non <text:bookmark-end text:name="__RefHeading__1657_1686434533"/></text:p>
      <text:p text:style-name="Text_20_body"/>
      <text:p text:style-name="Text_20_body"><text:bookmark-start text:name="__RefHeading__1659_1686434533"/>- S'il y a correspondance <text:bookmark-end text:name="__RefHeading__1659_1686434533"/></text:p>
      <text:p text:style-name="Text_20_body"><text:bookmark-start text:name="__RefHeading__1665_1686434533"/><text:tab/>- Enregistrement du temps mis pour terminer la grille, <text:span text:style-name="T36">suivant le profil</text:span><text:bookmark-end text:name="__RefHeading__1665_1686434533"/></text:p>
      <text:p text:style-name="Text_20_body"><text:bookmark-start text:name="__RefHeading__1667_1686434533"/><text:tab/>- Affichage des records pour cette grille <text:bookmark-end text:name="__RefHeading__1667_1686434533"/></text:p>
      <text:p text:style-name="Text_20_body"><text:bookmark-start text:name="__RefHeading__1669_1686434533"/><text:tab/>- Si l'image obtenue est différente de celle stockée :<text:bookmark-end text:name="__RefHeading__1669_1686434533"/></text:p>
      <text:p text:style-name="P41"><text:span text:style-name="T36"><text:tab/><text:tab/>- Le système en informe l'utilisateur et lui montre l'image en question</text:span></text:p>
      <text:p text:style-name="P41"><text:span text:style-name="T36"/></text:p>
      <text:p text:style-name="Text_20_body"><text:bookmark-start text:name="__RefHeading__1671_1686434533"/>- Le système propose soit de tenter une nouvelle grille, soit de retourner au menu principal <text:bookmark-end text:name="__RefHeading__1671_1686434533"/></text:p>
      <text:p text:style-name="Text_20_body"><text:bookmark-start text:name="__RefHeading__1673_1686434533"/>- L'utilisateur choisit <text:bookmark-end text:name="__RefHeading__1673_1686434533"/></text:p>
      <text:p text:style-name="Text_20_body"/>
      <text:p text:style-name="Text_20_body"><text:bookmark-start text:name="__RefHeading__1675_1686434533"/><text:soft-page-break/>- Sinon <text:bookmark-end text:name="__RefHeading__1675_1686434533"/></text:p>
      <text:p text:style-name="Text_20_body"><text:bookmark-start text:name="__RefHeading__1677_1686434533"/><text:tab/>- L'utilisation d'un joker peut être proposé dans le message, <text:span text:style-name="T36">puisque </text:span>le joueur s'en <text:tab/>servira probablement pour repérer une erreur<text:bookmark-end text:name="__RefHeading__1677_1686434533"/></text:p>
      <text:p text:style-name="Text_20_body"/>
      <text:p text:style-name="P5"><text:bookmark-start text:name="__RefHeading__1679_1686434533"/>III - Exceptions <text:bookmark-end text:name="__RefHeading__1679_1686434533"/></text:p>
      <text:p text:style-name="Text_20_body"/>
      <text:p text:style-name="Text_20_body"><text:bookmark-start text:name="__RefHeading__1681_1686434533"/>- L'utilisateur entre une taille de grille souhaitée qui n'est pas prise en compte (dans le cas d'une saisie manuelle) <text:bookmark-end text:name="__RefHeading__1681_1686434533"/></text:p>
      <text:p text:style-name="Text_20_body"><text:bookmark-start text:name="__RefHeading__1683_1686434533"/>- L'utilisateur veut utiliser un joker alors qu'il n'en a plus <text:bookmark-end text:name="__RefHeading__1683_1686434533"/></text:p>
      <text:p text:style-name="Text_20_body"/>
      <text:p text:style-name="P5"><text:bookmark-start text:name="__RefHeading__1687_1686434533"/><text:span text:style-name="T36">Cas</text:span> d’utilisation numéro 2 :<text:bookmark-end text:name="__RefHeading__1687_1686434533"/></text:p>
      <text:p text:style-name="Text_20_body"/>
      <text:p text:style-name="Text_20_body"><text:bookmark-start text:name="__RefHeading__1689_1686434533"/><text:tab/><text:span text:style-name="T35">Nom</text:span> : Edition picross <text:bookmark-end text:name="__RefHeading__1689_1686434533"/></text:p>
      <text:p text:style-name="Text_20_body"><text:bookmark-start text:name="__RefHeading__1691_1686434533"/><text:tab/><text:span text:style-name="T35">Description </text:span>: L’utilisateur créé une grille de picross via l'éditeur <text:bookmark-end text:name="__RefHeading__1691_1686434533"/></text:p>
      <text:p text:style-name="Text_20_body"><text:bookmark-start text:name="__RefHeading__1693_1686434533"/><text:tab/><text:span text:style-name="T35">Acteur</text:span> : L'utilisateur de l'application <text:bookmark-end text:name="__RefHeading__1693_1686434533"/></text:p>
      <text:p text:style-name="Text_20_body"><text:bookmark-start text:name="__RefHeading__1695_1686434533"/><text:tab/><text:span text:style-name="T35">Préalables </text:span>: L'application doit être téléchargé <text:bookmark-end text:name="__RefHeading__1695_1686434533"/></text:p>
      <text:p text:style-name="Text_20_body"><text:bookmark-start text:name="__RefHeading__1697_1686434533"/><text:tab/><text:span text:style-name="T35">Conséquents</text:span> : L'utilisateur peut exécuter l'application <text:bookmark-end text:name="__RefHeading__1697_1686434533"/></text:p>
      <text:p text:style-name="Text_20_body"/>
      <text:p text:style-name="P5"><text:bookmark-start text:name="__RefHeading__1703_1686434533"/>I - Création de la grille <text:bookmark-end text:name="__RefHeading__1703_1686434533"/></text:p>
      <text:p text:style-name="Text_20_body"/>
      <text:p text:style-name="Text_20_body"><text:bookmark-start text:name="__RefHeading__1705_1686434533"/>- L'utilisateur clique sur l'option "créer un picross" <text:bookmark-end text:name="__RefHeading__1705_1686434533"/></text:p>
      <text:p text:style-name="Text_20_body">- Le système permet de modifier le nombre de lignes et de colonne <text:span text:style-name="T36">soit avec u</text:span>ne saisie manuelle </text:p>
      <text:p text:style-name="Text_20_body"><text:bookmark-start text:name="__RefHeading__1711_1686434533"/>- Un "pointeur" situé sur une barre de longueur 25<text:bookmark-end text:name="__RefHeading__1711_1686434533"/></text:p>
      <text:p text:style-name="Text_20_body"/>
      <text:p text:style-name="Text_20_body"><text:bookmark-start text:name="__RefHeading__1713_1686434533"/>- L'utilisateur sélectionne le nombre de lignes et de colonnes (non modifiable par la suite) <text:bookmark-end text:name="__RefHeading__1713_1686434533"/></text:p>
      <text:p text:style-name="Text_20_body"><text:bookmark-start text:name="__RefHeading__1715_1686434533"/>- L'utilisateur dessine son image en cliquant sur les cases de la grille pour les noircir, une 2e fois pour annuler <text:bookmark-end text:name="__RefHeading__1715_1686434533"/></text:p>
      <text:p text:style-name="Text_20_body"><text:bookmark-start text:name="__RefHeading__1717_1686434533"/>- L'utilisateur clique sur l'option "enregistrer la grille" <text:bookmark-end text:name="__RefHeading__1717_1686434533"/></text:p>
      <text:p text:style-name="Text_20_body"><text:soft-page-break/></text:p>
      <text:p text:style-name="P5"><text:bookmark-start text:name="__RefHeading__1719_1686434533"/>II - Enregistrement de la grille <text:bookmark-end text:name="__RefHeading__1719_1686434533"/></text:p>
      <text:p text:style-name="Text_20_body"/>
      <text:p text:style-name="Text_20_body"><text:bookmark-start text:name="__RefHeading__1721_1686434533"/>- Le système demande de saisir un nom de grille (obligatoire) ainsi qu'une description (optionnel, peut aider à résoudre la grille) <text:bookmark-end text:name="__RefHeading__1721_1686434533"/></text:p>
      <text:p text:style-name="Text_20_body"><text:bookmark-start text:name="__RefHeading__1723_1686434533"/>- L'utilisateur saisit le nom, et éventuellement la description <text:bookmark-end text:name="__RefHeading__1723_1686434533"/></text:p>
      <text:p text:style-name="Text_20_body"><text:bookmark-start text:name="__RefHeading__1725_1686434533"/>- Le système compte, pour chaque ligne et ensuite pour chaque colonne, les séries de cases noires et enregistre ces valeurs avec la grille <text:bookmark-end text:name="__RefHeading__1725_1686434533"/></text:p>
      <text:p text:style-name="Text_20_body"/>
      <text:p text:style-name="Text_20_body"><text:bookmark-start text:name="__RefHeading__1727_1686434533"/>- Le système propose soit de créer une autre grille, soit de retourner au menu principal <text:bookmark-end text:name="__RefHeading__1727_1686434533"/></text:p>
      <text:p text:style-name="Text_20_body"><text:bookmark-start text:name="__RefHeading__1729_1686434533"/>- L'utilisateur choisit <text:bookmark-end text:name="__RefHeading__1729_1686434533"/></text:p>
      <text:p text:style-name="Text_20_body"/>
      <text:p text:style-name="P5"><text:bookmark-start text:name="__RefHeading__1731_1686434533"/>III - Exceptions <text:bookmark-end text:name="__RefHeading__1731_1686434533"/></text:p>
      <text:p text:style-name="Text_20_body"/>
      <text:p text:style-name="Text_20_body"><text:bookmark-start text:name="__RefHeading__1733_1686434533"/>- ?<text:bookmark-end text:name="__RefHeading__1733_1686434533"/></text:p>
      <text:p text:style-name="P19"/>
      <text:h text:style-name="Heading_20_1" text:outline-level="1"><text:bookmark-start text:name="__RefHeading__1735_1686434533"/><text:span text:style-name="T2">Livrable</text:span><text:span text:style-name="T29">s</text:span><text:bookmark-end text:name="__RefHeading__1735_1686434533"/></text:h>
      <text:p text:style-name="P18"/>
      <text:list xml:id="list792600750" text:style-name="L7">
        <text:list-item>
          <text:p text:style-name="P40"><text:bookmark-start text:name="__RefHeading__1737_1686434533"/>Un cahier des charges validé par le client<text:bookmark-end text:name="__RefHeading__1737_1686434533"/></text:p>
        </text:list-item>
        <text:list-item>
          <text:p text:style-name="P40"><text:bookmark-start text:name="__RefHeading__1739_1686434533"/>Un logiciel qui respecte le cahier des charges<text:bookmark-end text:name="__RefHeading__1739_1686434533"/></text:p>
        </text:list-item>
        <text:list-item>
          <text:p text:style-name="P40">Les cahiers d'analyse et de conception</text:p>
        </text:list-item>
        <text:list-item>
          <text:p text:style-name="P40"><text:bookmark-start text:name="__RefHeading__1743_1686434533"/>Un manuel utilisateur<text:bookmark-end text:name="__RefHeading__1743_1686434533"/></text:p>
        </text:list-item>
      </text:list>
      <text:p text:style-name="P20"><office:annotation><dc:creator>antoine foucault</dc:creator><dc:date>2014-02-05T16:22:01</dc:date><text:p text:style-name="P47"><text:span text:style-name="T37">Ajouter une partie Contraint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size="12pt" fo:font-weight="normal"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style:font-size-asian="10.5pt" style:font-weight-asian="normal"/>
    </style:style>
    <style:style style:name="Sans_20_nom2" style:display-name="Sans nom2" style:family="paragraph" style:parent-style-name="Text_20_body" style:class="text">
      <style:text-properties style:font-name="Liberation Sans1"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11T09:53:29</dc:date>
    <dc:creator>thomas marcais</dc:creator>
    <meta:editing-duration>PT1H54M30S</meta:editing-duration>
    <meta:editing-cycles>78</meta:editing-cycles>
    <meta:document-statistic meta:table-count="2" meta:image-count="0" meta:object-count="0" meta:page-count="12" meta:paragraph-count="188" meta:word-count="1682" meta:character-count="10628" meta:non-whitespace-character-count="9062"/>
  </office:meta>
</office:document-meta>
</file>